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center" style:justify-single-word="false" style:writing-mode="lr-tb"/>
      <style:text-properties officeooo:rsid="0004dd76" officeooo:paragraph-rsid="0004dd76"/>
    </style:style>
    <style:style style:name="P2" style:family="paragraph" style:parent-style-name="Standard">
      <style:paragraph-properties fo:line-height="115%" fo:text-align="justify" style:justify-single-word="false" style:writing-mode="lr-tb"/>
      <style:text-properties fo:font-size="12pt" officeooo:rsid="0004dd76" officeooo:paragraph-rsid="0004dd76" style:font-size-asian="12pt" style:font-size-complex="12pt"/>
    </style:style>
    <style:style style:name="P3" style:family="paragraph" style:parent-style-name="Standard" style:master-page-name="Standard">
      <style:paragraph-properties fo:line-height="115%" fo:text-align="center" style:justify-single-word="false" style:page-number="auto" fo:break-before="auto" fo:break-after="auto" style:writing-mode="lr-tb"/>
      <style:text-properties fo:font-size="14pt" officeooo:rsid="0004dd76" officeooo:paragraph-rsid="0004dd76" style:font-size-asian="14pt" style:font-size-complex="14pt"/>
    </style:style>
    <style:style style:name="T1" style:family="text">
      <style:text-properties officeooo:rsid="00058f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stract</text:p>
      <text:p text:style-name="P1"/>
      <text:p text:style-name="P2">Debugging is a inherent task in software development process. Testing and debugging consume a significant portion of the time spent during software programming. Automated debugging can col<text:span text:style-name="T1">l</text:span>aborate to reduce such costs and to improve software quality. Several fault localization techniques have been proposed. Most of these techniques generate a list with code excerpts ordered by suspiciousness values. However, the evaluation of how developers use these results to search for faults needs to be further studied. Recent results indicate that developers have an "effort budget" associated to the use of a fault localization technique. If a developer does not find the fault within this budget, he change his search strategy. Understanding the developer's localization effort when using a fault localization technique can help to evaluate the practical use of such techniques. This doctoral project aims to study and evaluate how debugging techniques are used in practice and what is the localization effort that developers spend searching for faults when they use automated techniques. Thus, we intend to improve fault localization techniques to locate faults within the effort budget and evaluate the factors that influence the results of fault localization techniques, such as multiple faults and the test suite quality. Thus, we intend to contribute with fault localization studies to enable their practical use in developing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meta:editing-cycles>4</meta:editing-cycles>
    <dc:date>2014-09-28T06:28:07.541351606</dc:date>
    <meta:editing-duration>PT16S</meta:editing-duration>
    <meta:document-statistic meta:table-count="0" meta:image-count="0" meta:object-count="0" meta:page-count="1" meta:paragraph-count="2" meta:word-count="216" meta:character-count="1445" meta:non-whitespace-character-count="1231"/>
  </office:meta>
</office:document-meta>
</file>